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8" office:value-type="string" office:string-value="Inventory Report. Details">
            <text:p>Inventory Report. Details</text:p>
          </table:table-cell>
          <table:table-cell table:style-name="ce8" office:value-type="string" office:string-value=""/>
          <table:table-cell table:style-name="ce8" office:value-type="string" office:string-value="Inventory Report">
            <text:p>Inventor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Buyer (for example a retailer) to a Seller (for example a producer).">
            <text:p>A report on the quantities of each item that are, or will be, in stock. This document is sent by a Buyer (for example a retailer) to a Seller (for example a produc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ventory Report. UBL Version Identifier. Identifier">
            <text:p>Inventory Report. UBL Vers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ventory Report. Customization Identifier. Identifier">
            <text:p>Inventory Report. Customiza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ventory Report. Profile Identifier. Identifier">
            <text:p>Inventory Report. Profile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ventory Report. Profile Execution Identifier. Identifier">
            <text:p>Inventory Report. Profile Execution Identifier.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ventory Report. Identifier">
            <text:p>Inventory Report.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e Inventory Report, assigned by the Issuer.">
            <text:p>An identifier for the Inventory Report, assigned by the Issu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ventory Report. Copy_ Indicator. Indicator">
            <text:p>Inventory Report. Copy_ Indicator. Indicator</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ventory Report. UUID. Identifier">
            <text:p>Inventory Report. UUID. Identifier</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ventory Report. Issue Date. Date">
            <text:p>Inventory Report. Issue Date. Dat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ventory Report. Issue Time. Time">
            <text:p>Inventory Report. Issue Time. Time</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ventory Report was issued.">
            <text:p>The time at which the Inventory Repor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ventory Report. Note. Text">
            <text:p>Inventory Report. Note. Text</text:p>
          </table:table-cell>
          <table:table-cell table:style-name="ce9" office:value-type="string" office:string-value=""/>
          <table:table-cell office:value-type="string" table:style-name="ce9" office:string-value="Inventory Report">
            <text:p>Inventor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Inventory Report. Document_ Currency Code. Code">
            <text:p>Inventory Report. Document_ Currency Code. Code</text:p>
          </table:table-cell>
          <table:table-cell table:style-name="ce9" office:value-type="string" office:string-value=""/>
          <table:table-cell office:value-type="string" table:style-name="ce9" office:string-value="Inventory Report">
            <text:p>Inventor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Inventory Report. Inventory_ Period. Period">
            <text:p>Inventory Report. Inventory_ Period. Period</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covered by this report.">
            <text:p>The period covered by thi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Inventory Report. Document Reference">
            <text:p>Inventory Report. Document Referenc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Inventory Report. Signature">
            <text:p>Inventory Report. Signatur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10" office:value-type="string" office:string-value="Inventory Report. Retailer_ Customer Party. Customer Party">
            <text:p>Inventory Report. Retailer_ Customer Party. Custom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7]"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who sends this message.">
            <text:p>The retailer, who sends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10" office:value-type="string" office:string-value="Inventory Report. Inventory Reporting_ Party. Party">
            <text:p>Inventory Report. Inventory Reporting_ Party.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nventory Report. Seller_ Supplier Party. Supplier Party">
            <text:p>Inventory Report. Seller_ Supplier Party. Supplier Party</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10" office:value-type="string" office:string-value="Inventory Report. Inventory Report Line">
            <text:p>Inventory Report. Inventory Report Line</text:p>
          </table:table-cell>
          <table:table-cell table:style-name="ce10" office:value-type="string" office:string-value=""/>
          <table:table-cell table:style-name="ce10" office:value-type="string" office:string-value="Inventory Report">
            <text:p>Inventor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nventory Report Line">
            <text:p>Inventory Report Line</text:p>
          </table:table-cell>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ventory Report Line">
            <text:p>Inventor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